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28" calcext:value-type="float">
            <text:p>428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28" calcext:value-type="float">
            <text:p>428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3" calcext:value-type="float">
            <text:p>423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3" calcext:value-type="float">
            <text:p>223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2.4175" calcext:value-type="float">
            <text:p>212,41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3" calcext:value-type="float">
            <text:p>423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3" calcext:value-type="float">
            <text:p>423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49.762972330879" calcext:value-type="float">
            <text:p>249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3" calcext:value-type="float">
            <text:p>423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17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5" office:value-type="string" calcext:value-type="string">
            <text:p>pagin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08:40:43.57844978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6.1.1.1$Linux_X86_64 LibreOffice_project/10$Build-1</meta:generator>
    <dc:date>2018-09-11T09:11:10.760938795</dc:date>
    <dc:creator>Daniele Zambelli</dc:creator>
    <meta:editing-duration>PT3H7M31S</meta:editing-duration>
    <meta:editing-cycles>21</meta:editing-cycles>
    <meta:document-statistic meta:table-count="2" meta:cell-count="284" meta:object-count="0"/>
  </office:meta>
</office:document-meta>
</file>